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COMMENT</text:p>
          </table:table-cell>
          <table:table-cell office:value-type="string">
            <text:p>COMMAND</text:p>
          </table:table-cell>
          <table:table-cell office:value-type="string">
            <text:p>NAME</text:p>
          </table:table-cell>
          <table:table-cell office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IN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There once was a [NOUN] [PREPOSITION] [1][NOUN]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ho [VERB] [ADNOUN] [PNOUN] of [1][ANY]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Until [NAME] [VERB] [2][NOUN]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[VERB] [NOUN] a [2][NOUN]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So they [VERB] [PREPOSITION] a [NOUN] in the [1][NOUN]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RHY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UN</text:p>
          </table:table-cell>
          <table:table-cell/>
          <table:table-cell office:value-type="string">
            <text:p>night</text:p>
          </table:table-cell>
          <table:table-cell office:value-type="string">
            <text:p>bright</text:p>
          </table:table-cell>
          <table:table-cell office:value-type="string">
            <text:p>light</text:p>
          </table:table-cell>
          <table:table-cell office:value-type="string">
            <text:p>tight</text:p>
          </table:table-cell>
          <table:table-cell office:value-type="string">
            <text:p>frigh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RHY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UN</text:p>
          </table:table-cell>
          <table:table-cell/>
          <table:table-cell office:value-type="string">
            <text:p>stuff</text:p>
          </table:table-cell>
          <table:table-cell office:value-type="string">
            <text:p>cuff</text:p>
          </table:table-cell>
          <table:table-cell office:value-type="string">
            <text:p>snuff</text:p>
          </table:table-cell>
          <table:table-cell office:value-type="string">
            <text:p>muf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DNOUN</text:p>
          </table:table-cell>
          <table:table-cell/>
          <table:table-cell office:value-type="string">
            <text:p>tough</text:p>
          </table:table-cell>
          <table:table-cell office:value-type="string">
            <text:p>buff</text:p>
          </table:table-cell>
          <table:table-cell office:value-type="string">
            <text:p>enoug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ERB</text:p>
          </table:table-cell>
          <table:table-cell/>
          <table:table-cell office:value-type="string">
            <text:p>puff</text:p>
          </table:table-cell>
          <table:table-cell office:value-type="string">
            <text:p>stuff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RHY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UN</text:p>
          </table:table-cell>
          <table:table-cell/>
          <table:table-cell office:value-type="string">
            <text:p>cat</text:p>
          </table:table-cell>
          <table:table-cell office:value-type="string">
            <text:p>hat</text:p>
          </table:table-cell>
          <table:table-cell office:value-type="string">
            <text:p>bat</text:p>
          </table:table-cell>
          <table:table-cell office:value-type="string">
            <text:p>rat</text:p>
          </table:table-cell>
          <table:table-cell office:value-type="string">
            <text:p>mat</text:p>
          </table:table-cell>
          <table:table-cell office:value-type="string">
            <text:p>pet</text:p>
          </table:table-cell>
          <table:table-cell office:value-type="string">
            <text:p>vet</text:p>
          </table:table-cell>
          <table:table-cell office:value-type="string">
            <text:p>corvette</text:p>
          </table:table-cell>
        </table:table-row>
        <table:table-row table:style-name="ro1">
          <table:table-cell table:number-columns-repeated="2"/>
          <table:table-cell office:value-type="string">
            <text:p>ADNOUN</text:p>
          </table:table-cell>
          <table:table-cell/>
          <table:table-cell office:value-type="string">
            <text:p>wet</text:p>
          </table:table-cell>
          <table:table-cell office:value-type="string">
            <text:p>bad</text:p>
          </table:table-cell>
          <table:table-cell office:value-type="string">
            <text:p>fa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ERB</text:p>
          </table:table-cell>
          <table:table-cell/>
          <table:table-cell office:value-type="string">
            <text:p>pet</text:p>
          </table:table-cell>
          <table:table-cell office:value-type="string">
            <text:p>crept</text:p>
          </table:table-cell>
          <table:table-cell office:value-type="string">
            <text:p>spat</text:p>
          </table:table-cell>
          <table:table-cell office:value-type="string">
            <text:p>met</text:p>
          </table:table-cell>
          <table:table-cell office:value-type="string">
            <text:p>contact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I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UN</text:p>
          </table:table-cell>
          <table:table-cell/>
          <table:table-cell office:value-type="string">
            <text:p>cupboard</text:p>
          </table:table-cell>
          <table:table-cell office:value-type="string">
            <text:p>television</text:p>
          </table:table-cell>
          <table:table-cell office:value-type="string">
            <text:p>door</text:p>
          </table:table-cell>
          <table:table-cell office:value-type="string">
            <text:p>pub</text:p>
          </table:table-cell>
          <table:table-cell office:value-type="string">
            <text:p>house</text:p>
          </table:table-cell>
          <table:table-cell office:value-type="string">
            <text:p>sofa</text:p>
          </table:table-cell>
          <table:table-cell office:value-type="string">
            <text:p>river</text:p>
          </table:table-cell>
          <table:table-cell office:value-type="string">
            <text:p>bus</text:p>
          </table:table-cell>
        </table:table-row>
        <table:table-row table:style-name="ro1">
          <table:table-cell table:number-columns-repeated="4"/>
          <table:table-cell office:value-type="string">
            <text:p>cheese</text:p>
          </table:table-cell>
          <table:table-cell office:value-type="string">
            <text:p>doll</text:p>
          </table:table-cell>
          <table:table-cell office:value-type="string">
            <text:p>umbrella</text:p>
          </table:table-cell>
          <table:table-cell office:value-type="string">
            <text:p>unicycle</text:p>
          </table:table-cell>
          <table:table-cell office:value-type="string">
            <text:p>trampoline</text:p>
          </table:table-cell>
          <table:table-cell office:value-type="string">
            <text:p>ball</text:p>
          </table:table-cell>
          <table:table-cell office:value-type="string">
            <text:p>donut</text:p>
          </table:table-cell>
          <table:table-cell office:value-type="string">
            <text:p>ashtra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NOUN</text:p>
          </table:table-cell>
          <table:table-cell/>
          <table:table-cell office:value-type="string">
            <text:p>fingers</text:p>
          </table:table-cell>
          <table:table-cell office:value-type="string">
            <text:p>socks</text:p>
          </table:table-cell>
          <table:table-cell office:value-type="string">
            <text:p>shoes</text:p>
          </table:table-cell>
          <table:table-cell office:value-type="string">
            <text:p>pants</text:p>
          </table:table-cell>
          <table:table-cell office:value-type="string">
            <text:p>bubbles</text:p>
          </table:table-cell>
          <table:table-cell office:value-type="string">
            <text:p>monkeys</text:p>
          </table:table-cell>
          <table:table-cell office:value-type="string">
            <text:p>apples</text:p>
          </table:table-cell>
          <table:table-cell office:value-type="string">
            <text:p>cars</text:p>
          </table:table-cell>
        </table:table-row>
        <table:table-row table:style-name="ro1">
          <table:table-cell table:number-columns-repeated="4"/>
          <table:table-cell office:value-type="string">
            <text:p>dresses</text:p>
          </table:table-cell>
          <table:table-cell office:value-type="string">
            <text:p>numbers</text:p>
          </table:table-cell>
          <table:table-cell office:value-type="string">
            <text:p>bloomers</text:p>
          </table:table-cell>
          <table:table-cell office:value-type="string">
            <text:p>geese</text:p>
          </table:table-cell>
          <table:table-cell office:value-type="string">
            <text:p>mice</text:p>
          </table:table-cell>
          <table:table-cell office:value-type="string">
            <text:p>minions</text:p>
          </table:table-cell>
          <table:table-cell office:value-type="string">
            <text:p>stairs</text:p>
          </table:table-cell>
          <table:table-cell office:value-type="string">
            <text:p>toaster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DNOUN</text:p>
          </table:table-cell>
          <table:table-cell/>
          <table:table-cell office:value-type="string">
            <text:p>smart</text:p>
          </table:table-cell>
          <table:table-cell office:value-type="string">
            <text:p>hard</text:p>
          </table:table-cell>
          <table:table-cell office:value-type="string">
            <text:p>soft</text:p>
          </table:table-cell>
          <table:table-cell office:value-type="string">
            <text:p>smooth</text:p>
          </table:table-cell>
          <table:table-cell office:value-type="string">
            <text:p>painful</text:p>
          </table:table-cell>
          <table:table-cell office:value-type="string">
            <text:p>tasty</text:p>
          </table:table-cell>
          <table:table-cell office:value-type="string">
            <text:p>solemn</text:p>
          </table:table-cell>
          <table:table-cell office:value-type="string">
            <text:p>derelict</text:p>
          </table:table-cell>
        </table:table-row>
        <table:table-row table:style-name="ro1">
          <table:table-cell table:number-columns-repeated="4"/>
          <table:table-cell office:value-type="string">
            <text:p>small</text:p>
          </table:table-cell>
          <table:table-cell office:value-type="string">
            <text:p>dapper</text:p>
          </table:table-cell>
          <table:table-cell office:value-type="string">
            <text:p>beautiful</text:p>
          </table:table-cell>
          <table:table-cell office:value-type="string">
            <text:p>disgusting</text:p>
          </table:table-cell>
          <table:table-cell office:value-type="string">
            <text:p>moist</text:p>
          </table:table-cell>
          <table:table-cell office:value-type="string">
            <text:p>wet</text:p>
          </table:table-cell>
          <table:table-cell office:value-type="string">
            <text:p>sharp</text:p>
          </table:table-cell>
          <table:table-cell office:value-type="string">
            <text:p>pointy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ADVERB</text:p>
          </table:table-cell>
          <table:table-cell/>
          <table:table-cell office:value-type="string">
            <text:p>softly</text:p>
          </table:table-cell>
          <table:table-cell office:value-type="string">
            <text:p>quickly</text:p>
          </table:table-cell>
          <table:table-cell office:value-type="string">
            <text:p>slowly</text:p>
          </table:table-cell>
          <table:table-cell office:value-type="string">
            <text:p>gently</text:p>
          </table:table-cell>
          <table:table-cell office:value-type="string">
            <text:p>carefully</text:p>
          </table:table-cell>
          <table:table-cell office:value-type="string">
            <text:p>stoopidly</text:p>
          </table:table-cell>
          <table:table-cell office:value-type="string">
            <text:p>subtly</text:p>
          </table:table-cell>
          <table:table-cell office:value-type="string">
            <text:p>forcefull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VERB</text:p>
          </table:table-cell>
          <table:table-cell/>
          <table:table-cell office:value-type="string">
            <text:p>connect</text:p>
          </table:table-cell>
          <table:table-cell office:value-type="string">
            <text:p>run</text:p>
          </table:table-cell>
          <table:table-cell office:value-type="string">
            <text:p>jump</text:p>
          </table:table-cell>
          <table:table-cell office:value-type="string">
            <text:p>walk</text:p>
          </table:table-cell>
          <table:table-cell office:value-type="string">
            <text:p>build</text:p>
          </table:table-cell>
          <table:table-cell office:value-type="string">
            <text:p>eat</text:p>
          </table:table-cell>
          <table:table-cell office:value-type="string">
            <text:p>drink</text:p>
          </table:table-cell>
          <table:table-cell office:value-type="string">
            <text:p>slurp</text:p>
          </table:table-cell>
        </table:table-row>
        <table:table-row table:style-name="ro1">
          <table:table-cell table:number-columns-repeated="4"/>
          <table:table-cell office:value-type="string">
            <text:p>sew</text:p>
          </table:table-cell>
          <table:table-cell office:value-type="string">
            <text:p>write</text:p>
          </table:table-cell>
          <table:table-cell office:value-type="string">
            <text:p>massage</text:p>
          </table:table-cell>
          <table:table-cell office:value-type="string">
            <text:p>hit</text:p>
          </table:table-cell>
          <table:table-cell office:value-type="string">
            <text:p>find</text:p>
          </table:table-cell>
          <table:table-cell office:value-type="string">
            <text:p>fondle</text:p>
          </table:table-cell>
          <table:table-cell office:value-type="string">
            <text:p>fumble</text:p>
          </table:table-cell>
          <table:table-cell office:value-type="string">
            <text:p>hurl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/>
          <table:table-cell office:value-type="string">
            <text:p>Mark</text:p>
          </table:table-cell>
          <table:table-cell office:value-type="string">
            <text:p>Andrew</text:p>
          </table:table-cell>
          <table:table-cell office:value-type="string">
            <text:p>Trevor</text:p>
          </table:table-cell>
          <table:table-cell office:value-type="string">
            <text:p>Alice</text:p>
          </table:table-cell>
          <table:table-cell office:value-type="string">
            <text:p>Tigger</text:p>
          </table:table-cell>
          <table:table-cell office:value-type="string">
            <text:p>Eeyore</text:p>
          </table:table-cell>
          <table:table-cell office:value-type="string">
            <text:p>Sponge Bob</text:p>
          </table:table-cell>
          <table:table-cell office:value-type="string">
            <text:p>Vince</text:p>
          </table:table-cell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string">
            <text:p>Frank</text:p>
          </table:table-cell>
          <table:table-cell office:value-type="string">
            <text:p>Betty</text:p>
          </table:table-cell>
          <table:table-cell office:value-type="string">
            <text:p>George</text:p>
          </table:table-cell>
          <table:table-cell office:value-type="string">
            <text:p>Winnie</text:p>
          </table:table-cell>
          <table:table-cell office:value-type="string">
            <text:p>Bambi</text:p>
          </table:table-cell>
          <table:table-cell office:value-type="string">
            <text:p>Xanadu</text:p>
          </table:table-cell>
          <table:table-cell office:value-type="string">
            <text:p>Darc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REPOSITION</text:p>
          </table:table-cell>
          <table:table-cell/>
          <table:table-cell office:value-type="string">
            <text:p>into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through</text:p>
          </table:table-cell>
          <table:table-cell office:value-type="string">
            <text:p>about</text:p>
          </table:table-cell>
          <table:table-cell office:value-type="string">
            <text:p>from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</table:table-row>
        <table:table-row table:style-name="ro1">
          <table:table-cell table:number-columns-repeated="4"/>
          <table:table-cell office:value-type="string">
            <text:p>before</text:p>
          </table:table-cell>
          <table:table-cell office:value-type="string">
            <text:p>after</text:p>
          </table:table-cell>
          <table:table-cell office:value-type="string">
            <text:p>beyond</text:p>
          </table:table-cell>
          <table:table-cell office:value-type="string">
            <text:p>on</text:p>
          </table:table-cell>
          <table:table-cell office:value-type="string">
            <text:p>off</text:p>
          </table:table-cell>
          <table:table-cell office:value-type="string">
            <text:p>away</text:p>
          </table:table-cell>
          <table:table-cell office:value-type="string">
            <text:p>above</text:p>
          </table:table-cell>
          <table:table-cell office:value-type="string">
            <text:p>below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7">27/05/2006</text:date>, <text:time>19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Kriss Daniels</meta:initial-creator>
    <meta:creation-date>2006-05-27T16:49:57</meta:creation-date>
    <dc:creator>Kriss Daniels</dc:creator>
    <dc:date>2006-05-27T19:56:43</dc:date>
    <dc:language>en-US</dc:language>
    <meta:editing-cycles>7</meta:editing-cycles>
    <meta:editing-duration>PT3H7M10S</meta:editing-duration>
    <meta:user-defined meta:name="Info 1"/>
    <meta:user-defined meta:name="Info 2"/>
    <meta:user-defined meta:name="Info 3"/>
    <meta:user-defined meta:name="Info 4"/>
    <meta:document-statistic meta:table-count="3" meta:cell-count="168"/>
  </office:meta>
</office:document-meta>
</file>